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ariel" svg:font-family="ariel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6.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break-before="auto" fo:break-after="auto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32629" style:font-name="apple-system" fo:font-size="11.2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Preformatted_20_Text">
      <loext:graphic-properties draw:fill="solid" draw:fill-color="#ffffff"/>
      <style:paragraph-properties fo:text-align="start" style:justify-single-word="false" fo:orphans="2" fo:widows="2" fo:background-color="#ffffff" fo:padding="0in" fo:border="none"/>
      <style:text-properties officeooo:paragraph-rsid="001406ba"/>
    </style:style>
    <style:style style:name="P5" style:family="paragraph" style:parent-style-name="normal" style:master-page-name="Standard">
      <style:paragraph-properties style:page-number="1" fo:break-before="auto" fo:break-after="auto"/>
    </style:style>
    <style:style style:name="P6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7" style:family="paragraph" style:parent-style-name="normal">
      <style:paragraph-properties fo:break-before="auto" fo:break-after="auto"/>
    </style:style>
    <style:style style:name="P8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32629" style:font-name="apple-system" fo:font-size="11.25pt" fo:letter-spacing="normal" fo:font-style="normal" fo:font-weight="normal"/>
    </style:style>
    <style:style style:name="P9" style:family="paragraph" style:parent-style-name="normal" style:master-page-name="">
      <loext:graphic-properties draw:fill="solid" draw:fill-color="#ffffff"/>
      <style:paragraph-properties style:page-number="auto" fo:background-color="#ffffff" fo:padding="0in" fo:border="none"/>
      <style:text-properties style:font-name="ariel" fo:font-size="10pt" officeooo:paragraph-rsid="001406ba" style:font-size-asian="10pt" style:font-size-complex="10pt"/>
    </style:style>
    <style:style style:name="P10" style:family="paragraph" style:parent-style-name="normal">
      <loext:graphic-properties draw:fill="solid" draw:fill-color="#ffffff"/>
      <style:paragraph-properties fo:background-color="#ffffff" fo:padding="0in" fo:border="none"/>
      <style:text-properties fo:color="#232629" style:font-name="ariel" fo:font-size="10pt" officeooo:paragraph-rsid="001406ba" style:font-size-asian="10pt" style:font-size-complex="10pt"/>
    </style:style>
    <style:style style:name="P11" style:family="paragraph" style:parent-style-name="normal">
      <loext:graphic-properties draw:fill="solid" draw:fill-color="#ffffff"/>
      <style:paragraph-properties fo:background-color="#ffffff" fo:padding="0in" fo:border="none"/>
      <style:text-properties style:font-name="ariel" fo:font-size="10pt" officeooo:paragraph-rsid="001406ba" style:font-size-asian="10pt" style:font-size-complex="10pt"/>
    </style:style>
    <style:style style:name="P12" style:family="paragraph" style:parent-style-name="normal" style:master-page-name="">
      <loext:graphic-properties draw:fill="solid" draw:fill-color="#ffffff"/>
      <style:paragraph-properties fo:margin-top="0in" fo:margin-bottom="0in" loext:contextual-spacing="false" fo:line-height="115%" fo:text-align="start" style:justify-single-word="false" fo:orphans="2" fo:widows="2" style:page-number="auto" fo:background-color="#ffffff" fo:padding="0in" fo:border="none" style:writing-mode="lr-tb"/>
      <style:text-properties officeooo:paragraph-rsid="001406ba"/>
    </style:style>
    <style:style style:name="P13" style:family="paragraph" style:parent-style-name="normal">
      <loext:graphic-properties draw:fill="solid" draw:fill-color="#ffffff"/>
      <style:paragraph-properties fo:margin-top="0in" fo:margin-bottom="0in" loext:contextual-spacing="false" fo:line-height="115%" fo:text-align="start" style:justify-single-word="false" fo:orphans="2" fo:widows="2" fo:background-color="#ffffff" fo:padding="0in" fo:border="none" style:writing-mode="lr-tb"/>
      <style:text-properties fo:color="#232629" style:font-name="ariel" fo:font-size="10pt" officeooo:paragraph-rsid="001406ba" style:font-size-asian="10pt" style:font-size-complex="10pt"/>
    </style:style>
    <style:style style:name="P14" style:family="paragraph" style:parent-style-name="normal" style:master-page-name="">
      <loext:graphic-properties draw:fill="solid" draw:fill-color="#ffffff"/>
      <style:paragraph-properties fo:margin-top="0in" fo:margin-bottom="0in" loext:contextual-spacing="false" fo:line-height="115%" fo:text-align="start" style:justify-single-word="false" fo:orphans="2" fo:widows="2" style:page-number="auto" fo:background-color="#ffffff" fo:padding="0in" fo:border="none" style:writing-mode="lr-tb"/>
      <style:text-properties officeooo:paragraph-rsid="001406ba"/>
    </style:style>
    <style:style style:name="P15" style:family="paragraph" style:parent-style-name="normal" style:master-page-name="">
      <loext:graphic-properties draw:fill="solid" draw:fill-color="#ffffff"/>
      <style:paragraph-properties fo:margin-top="0in" fo:margin-bottom="0in" loext:contextual-spacing="false" fo:line-height="115%" fo:text-align="start" style:justify-single-word="false" fo:orphans="2" fo:widows="2" style:page-number="auto" fo:background-color="#ffffff" fo:padding="0in" fo:border="none" style:writing-mode="lr-tb"/>
      <style:text-properties fo:color="#232629" style:font-name="ariel" fo:font-size="10pt" officeooo:paragraph-rsid="001406ba" style:font-size-asian="10pt" style:font-size-complex="10pt"/>
    </style:style>
    <style:style style:name="P16" style:family="paragraph" style:parent-style-name="normal" style:master-page-name="">
      <loext:graphic-properties draw:fill="solid" draw:fill-color="#ffffff"/>
      <style:paragraph-properties style:page-number="auto" fo:background-color="#ffffff" fo:padding="0in" fo:border="none"/>
      <style:text-properties style:font-name="ariel" fo:font-size="10pt" officeooo:paragraph-rsid="001406ba" style:font-size-asian="10pt" style:font-size-complex="10pt"/>
    </style:style>
    <style:style style:name="P17" style:family="paragraph" style:parent-style-name="normal" style:master-page-name="">
      <loext:graphic-properties draw:fill="solid" draw:fill-color="#ffffff"/>
      <style:paragraph-properties style:page-number="auto" fo:background-color="#ffffff" fo:padding="0in" fo:border="none"/>
      <style:text-properties style:font-name="ariel" fo:font-size="10pt" officeooo:rsid="001406ba" officeooo:paragraph-rsid="001406ba" style:font-size-asian="10pt" style:font-size-complex="10pt"/>
    </style:style>
    <style:style style:name="T1" style:family="text">
      <style:text-properties style:font-name="inherit" fo:font-size="9.75pt" fo:background-color="transparent" loext:char-shading-value="0" loext:padding="0in" loext:border="none"/>
    </style:style>
    <style:style style:name="T2" style:family="text">
      <style:text-properties style:font-name="inherit" fo:font-size="9.75pt" fo:background-color="transparent" loext:char-shading-value="0" style:font-size-asian="11.5pt" style:font-size-complex="11.5pt" loext:padding="0in" loext:border="none"/>
    </style:style>
    <style:style style:name="T3" style:family="text">
      <style:text-properties style:font-name="inherit" fo:background-color="transparent" loext:char-shading-value="0" loext:padding="0in" loext:border="none"/>
    </style:style>
    <style:style style:name="T4" style:family="text">
      <style:text-properties style:font-name="inherit" fo:font-size="11.5pt" fo:background-color="transparent" loext:char-shading-value="0" style:font-size-asian="11.5pt" style:font-size-complex="11.5pt" loext:padding="0in" loext:border="none"/>
    </style:style>
    <style:style style:name="T5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232629" style:font-name="inherit" fo:font-size="9.75pt" fo:letter-spacing="normal" fo:font-style="normal" fo:font-weight="normal" fo:background-color="transparent" loext:char-shading-value="0" style:font-size-asian="11.5pt" style:font-size-complex="11.5pt" loext:padding="0in" loext:border="none"/>
    </style:style>
    <style:style style:name="T8" style:family="text">
      <style:text-properties fo:font-variant="normal" fo:text-transform="none" fo:color="#232629" style:font-name="inherit" fo:font-size="9.75pt" fo:letter-spacing="normal" fo:font-style="normal" fo:font-weight="normal" officeooo:rsid="001406ba" fo:background-color="transparent" loext:char-shading-value="0" style:font-size-asian="11.5pt" style:font-size-complex="11.5pt" loext:padding="0in" loext:border="none"/>
    </style:style>
    <style:style style:name="T9" style:family="text">
      <style:text-properties fo:font-variant="normal" fo:text-transform="none" fo:color="#232629" style:font-name="inherit" fo:font-size="9.75pt" fo:letter-spacing="normal" fo:font-style="normal" fo:font-weight="normal" officeooo:rsid="001406ba" fo:background-color="transparent" loext:char-shading-value="0" style:font-name-asian="Noto Sans Mono CJK SC" style:font-size-asian="11.5pt" style:font-name-complex="Liberation Mono" style:font-size-complex="11.5pt" loext:padding="0in" loext:border="none"/>
    </style:style>
    <style:style style:name="T10" style:family="text">
      <style:text-properties fo:font-variant="normal" fo:text-transform="none" fo:color="#232629" style:font-name="inherit" fo:font-size="11.5pt" fo:letter-spacing="normal" fo:font-style="normal" fo:font-weight="normal" fo:background-color="transparent" loext:char-shading-value="0" style:font-size-asian="11.5pt" style:font-size-complex="11.5pt" loext:padding="0in" loext:border="none"/>
    </style:style>
    <style:style style:name="T11" style:family="text">
      <style:text-properties fo:font-variant="normal" fo:text-transform="none" fo:color="#232629" style:font-name="inherit" fo:font-size="11.5pt" fo:letter-spacing="normal" fo:font-style="normal" fo:font-weight="normal" officeooo:rsid="001406ba" fo:background-color="transparent" loext:char-shading-value="0" style:font-size-asian="11.5pt" style:font-size-complex="11.5pt" loext:padding="0in" loext:border="none"/>
    </style:style>
    <style:style style:name="T12" style:family="text">
      <style:text-properties fo:font-variant="normal" fo:text-transform="none" fo:color="#232629" style:font-name="inherit" fo:font-size="11.5pt" fo:letter-spacing="normal" fo:font-style="normal" fo:font-weight="normal" officeooo:rsid="001406ba" fo:background-color="transparent" loext:char-shading-value="0" style:font-name-asian="Noto Sans Mono CJK SC" style:font-size-asian="11.5pt" style:font-name-complex="Liberation Mono" style:font-size-complex="11.5pt" loext:padding="0in" loext:border="none"/>
    </style:style>
    <style:style style:name="T13" style:family="text">
      <style:text-properties fo:font-variant="normal" fo:text-transform="none" fo:color="#232629" fo:font-size="9.75pt" fo:letter-spacing="normal" fo:font-style="normal" fo:font-weight="normal" fo:background-color="transparent" loext:char-shading-value="0" style:font-size-asian="11.5pt" style:font-size-complex="11.5pt" loext:padding="0in" loext:border="none"/>
    </style:style>
    <style:style style:name="T14" style:family="text">
      <style:text-properties fo:font-variant="normal" fo:text-transform="none" fo:color="#232629" fo:font-size="9.75pt" fo:letter-spacing="normal" fo:font-style="normal" fo:font-weight="normal" officeooo:rsid="001406ba" fo:background-color="transparent" loext:char-shading-value="0" style:font-name-asian="Noto Sans Mono CJK SC" style:font-size-asian="11.5pt" style:font-name-complex="Liberation Mono" style:font-size-complex="11.5pt" loext:padding="0in" loext:border="none"/>
    </style:style>
    <style:style style:name="T15" style:family="text">
      <style:text-properties fo:font-variant="normal" fo:text-transform="none" fo:color="#232629" fo:font-size="11.5pt" fo:letter-spacing="normal" fo:font-style="normal" fo:font-weight="normal" fo:background-color="transparent" loext:char-shading-value="0" style:font-size-asian="11.5pt" style:font-size-complex="11.5pt" loext:padding="0in" loext:border="none"/>
    </style:style>
    <style:style style:name="T16" style:family="text">
      <style:text-properties fo:font-variant="normal" fo:text-transform="none" fo:color="#232629" fo:font-size="11.5pt" fo:letter-spacing="normal" fo:font-style="normal" fo:font-weight="normal" officeooo:rsid="001406ba" fo:background-color="transparent" loext:char-shading-value="0" style:font-name-asian="Noto Sans Mono CJK SC" style:font-size-asian="11.5pt" style:font-name-complex="Liberation Mono" style:font-size-complex="11.5pt" loext:padding="0in" loext:border="none"/>
    </style:style>
    <style:style style:name="T17" style:family="text">
      <style:text-properties fo:font-variant="normal" fo:text-transform="none" fo:color="#232629" style:font-name="ariel" fo:font-size="9.75pt" fo:letter-spacing="normal" fo:font-style="normal" fo:font-weight="normal" fo:background-color="transparent" loext:char-shading-value="0" style:font-size-asian="11.5pt" style:font-size-complex="11.5pt" loext:padding="0in" loext:border="none"/>
    </style:style>
    <style:style style:name="T18" style:family="text">
      <style:text-properties fo:font-variant="normal" fo:text-transform="none" fo:color="#232629" style:font-name="ariel" fo:font-size="9.75pt" fo:letter-spacing="normal" fo:font-style="normal" fo:font-weight="normal" officeooo:rsid="001406ba" fo:background-color="transparent" loext:char-shading-value="0" style:font-name-asian="Noto Sans Mono CJK SC" style:font-size-asian="11.5pt" style:font-name-complex="Liberation Mono" style:font-size-complex="11.5pt" loext:padding="0in" loext:border="none"/>
    </style:style>
    <style:style style:name="T19" style:family="text">
      <style:text-properties fo:font-variant="normal" fo:text-transform="none" fo:color="#232629" style:font-name="ariel" fo:font-size="11.5pt" fo:letter-spacing="normal" fo:font-style="normal" fo:font-weight="normal" fo:background-color="transparent" loext:char-shading-value="0" style:font-size-asian="11.5pt" style:font-size-complex="11.5pt" loext:padding="0in" loext:border="none"/>
    </style:style>
    <style:style style:name="T20" style:family="text">
      <style:text-properties fo:font-variant="normal" fo:text-transform="none" fo:color="#232629" style:font-name="ariel" fo:font-size="11.5pt" fo:letter-spacing="normal" fo:font-style="normal" fo:font-weight="normal" officeooo:rsid="001406ba" fo:background-color="transparent" loext:char-shading-value="0" style:font-name-asian="Noto Sans Mono CJK SC" style:font-size-asian="11.5pt" style:font-name-complex="Liberation Mono" style:font-size-complex="11.5pt" loext:padding="0in" loext:border="none"/>
    </style:style>
    <style:style style:name="T21" style:family="text">
      <style:text-properties fo:font-variant="normal" fo:text-transform="none" fo:color="#232629" style:font-name="ariel" fo:letter-spacing="normal" fo:font-style="normal" fo:font-weight="normal" fo:background-color="transparent" loext:char-shading-value="0" loext:padding="0in" loext:border="none"/>
    </style:style>
    <style:style style:name="T22" style:family="text">
      <style:text-properties fo:font-variant="normal" fo:text-transform="none" fo:color="#232629" style:font-name="ariel" fo:letter-spacing="normal" fo:font-style="normal" fo:font-weight="normal" officeooo:rsid="001406ba" fo:background-color="transparent" loext:char-shading-value="0" style:font-name-asian="Noto Sans Mono CJK SC" style:font-name-complex="Liberation Mono" loext:padding="0in" loext:border="none"/>
    </style:style>
    <style:style style:name="T23" style:family="text">
      <style:text-properties fo:font-variant="normal" fo:text-transform="none" fo:color="#232629" style:font-name="ariel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24" style:family="text">
      <style:text-properties fo:font-variant="normal" fo:text-transform="none" fo:color="#232629" style:font-name="ariel" fo:font-size="10pt" fo:letter-spacing="normal" fo:font-style="normal" fo:font-weight="normal" officeooo:rsid="001406ba" fo:background-color="transparent" loext:char-shading-value="0" style:font-size-asian="10pt" style:font-size-complex="10pt" loext:padding="0in" loext:border="none"/>
    </style:style>
    <style:style style:name="T25" style:family="text">
      <style:text-properties fo:font-variant="normal" fo:text-transform="none" fo:color="#232629" style:font-name="ariel" fo:font-size="10pt" fo:letter-spacing="normal" fo:font-style="normal" fo:font-weight="normal" officeooo:rsid="001406ba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6" style:family="text">
      <style:text-properties fo:font-variant="normal" fo:text-transform="none" fo:font-size="9.75pt" fo:letter-spacing="normal" fo:font-style="normal" fo:font-weight="normal" fo:background-color="transparent" loext:char-shading-value="0" loext:padding="0in" loext:border="none"/>
    </style:style>
    <style:style style:name="T27" style:family="text">
      <style:text-properties fo:font-variant="normal" fo:text-transform="none" style:font-name="ariel" fo:font-size="9.75pt" fo:letter-spacing="normal" fo:font-style="normal" fo:font-weight="normal" fo:background-color="transparent" loext:char-shading-value="0" loext:padding="0in" loext:border="none"/>
    </style:style>
    <style:style style:name="T28" style:family="text">
      <style:text-properties fo:font-variant="normal" fo:text-transform="none" style:font-name="ariel" fo:letter-spacing="normal" fo:font-style="normal" fo:font-weight="normal" fo:background-color="transparent" loext:char-shading-value="0" loext:padding="0in" loext:border="none"/>
    </style:style>
    <style:style style:name="T29" style:family="text">
      <style:text-properties fo:font-variant="normal" fo:text-transform="none" style:font-name="ariel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30" style:family="text">
      <style:text-properties fo:font-variant="normal" fo:text-transform="none" style:font-name="ariel" fo:font-size="10pt" fo:letter-spacing="normal" fo:font-style="normal" fo:font-weight="normal" officeooo:rsid="001406ba" fo:background-color="transparent" loext:char-shading-value="0" style:font-size-asian="10pt" style:font-size-complex="10pt" loext:padding="0in" loext:border="none"/>
    </style:style>
    <style:style style:name="T31" style:family="text">
      <style:text-properties fo:color="#232629"/>
    </style:style>
    <style:style style:name="T32" style:family="text">
      <style:text-properties fo:color="#232629" fo:font-size="11.5pt" style:font-size-asian="11.5pt" style:font-size-complex="11.5pt"/>
    </style:style>
    <style:style style:name="T33" style:family="text">
      <style:text-properties fo:color="#232629" fo:font-size="11.5pt" officeooo:rsid="00118cc1" style:font-size-asian="11.5pt" style:font-size-complex="11.5pt"/>
    </style:style>
    <style:style style:name="T34" style:family="text">
      <style:text-properties fo:color="#232629" fo:font-size="11.5pt" officeooo:rsid="001406ba" style:font-size-asian="11.5pt" style:font-size-complex="11.5pt"/>
    </style:style>
    <style:style style:name="T35" style:family="text">
      <style:text-properties fo:color="#232629" style:font-name="ariel"/>
    </style:style>
    <style:style style:name="T36" style:family="text">
      <style:text-properties fo:color="#232629" style:font-name="ariel" fo:font-size="11.5pt" style:font-size-asian="11.5pt" style:font-size-complex="11.5pt"/>
    </style:style>
    <style:style style:name="T37" style:family="text">
      <style:text-properties fo:color="#232629" style:font-name="ariel" fo:font-size="10pt" style:font-size-asian="10pt" style:font-size-complex="10pt"/>
    </style:style>
    <style:style style:name="T38" style:family="text">
      <style:text-properties fo:color="#232629" style:font-name="ariel" fo:font-size="10pt" officeooo:rsid="001406ba" style:font-size-asian="10pt" style:font-size-complex="10pt"/>
    </style:style>
    <style:style style:name="T39" style:family="text">
      <style:text-properties fo:color="#232629" officeooo:rsid="001406ba"/>
    </style:style>
    <style:style style:name="T40" style:family="text">
      <style:text-properties fo:color="#232629" officeooo:rsid="00118cc1"/>
    </style:style>
    <style:style style:name="T41" style:family="text">
      <style:text-properties officeooo:rsid="00118cc1"/>
    </style:style>
    <style:style style:name="T42" style:family="text">
      <style:text-properties officeooo:rsid="001406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buntu make a script file</text:p>
      <text:p text:style-name="P1"><text:s/></text:p>
      <text:p text:style-name="P1">First, the most common is to write a file, make sure the first line is</text:p>
      <text:p text:style-name="P1">#!/bin/bash</text:p>
      <text:p text:style-name="P1"/>
      <text:p text:style-name="P1">Then save the file. {filename.sh}</text:p>
      <text:p text:style-name="P1">Next mark it executable using the format $ chmod +x {filename.sh} </text:p>
      <text:p text:style-name="P1"/>
      <text:p text:style-name="P1">Examples:</text:p>
      <text:p text:style-name="P1">$ sudo chmod +x testsh.sh</text:p>
      <text:p text:style-name="P1">$ sudo chmod +x pub_cmd_vel.sh</text:p>
      <text:p text:style-name="P1">$ sudo chmod +x test_steer.sh</text:p>
      <text:p text:style-name="P1">$ sudo chmod +x test_steer_a.sh</text:p>
      <text:p text:style-name="P1">$ sudo chmod +x startup1.sh</text:p>
      <text:p text:style-name="P1"/>
      <text:p text:style-name="P1">To run the script: </text:p>
      <text:list xml:id="list485347808" text:style-name="WWNum1">
        <text:list-item>
          <text:p text:style-name="P6">$ bash testsh.sh</text:p>
        </text:list-item>
        <text:list-item>
          <text:p text:style-name="P6">$ bash test_steer.sh</text:p>
        </text:list-item>
        <text:list-item>
          <text:p text:style-name="P6">$ bash garage_steer.sh</text:p>
        </text:list-item>
      </text:list>
      <text:p text:style-name="P1"/>
      <text:p text:style-name="P1">$ sudo chmod +x <text:s/>/home/al/OneDrive/Documents/Robotics/Lawn\ Tractor/Software/Archive/pub_cmd_vel.sh <text:s/># could not get this to work due to permissions issues. <text:s/>I assume it is a OneDrive permissions issue.</text:p>
      <text:p text:style-name="P1"/>
      <text:p text:style-name="P1">$ cd Lawn\ Tractor/</text:p>
      <text:p text:style-name="P1">$ cd /home/al/OneDrive/Documents/Robotics/Lawn\ Tractor/Software/Archive/</text:p>
      <text:p text:style-name="P1"/>
      <text:p text:style-name="P1">$ <text:s/>sudo -i</text:p>
      <text:p text:style-name="normal"/>
      <text:p text:style-name="P8">You can read user input in bash the following way:</text:p>
      <text:p text:style-name="P2"><text:span text:style-name="Source_20_Text"><text:span text:style-name="T1">read</text:span></text:span><text:span text:style-name="Source_20_Text"><text:span text:style-name="T3"> -p </text:span></text:span><text:span text:style-name="Source_20_Text"><text:span text:style-name="T1">"Input this: "</text:span></text:span><text:span text:style-name="Source_20_Text"><text:span text:style-name="T3"> this</text:span></text:span></text:p>
      <text:p text:style-name="P3"><text:span text:style-name="Source_20_Text"><text:span text:style-name="T5">read</text:span></text:span><text:span text:style-name="Source_20_Text"><text:span text:style-name="T6"> -p </text:span></text:span><text:span text:style-name="Source_20_Text"><text:span text:style-name="T5">"Input that: "</text:span></text:span><text:span text:style-name="Source_20_Text"><text:span text:style-name="T6"> that</text:span></text:span></text:p>
      <text:p text:style-name="P3"><text:span text:style-name="Source_20_Text"><text:span text:style-name="T6">sudo add-apt-repository ppa:</text:span></text:span><text:span text:style-name="Source_20_Text"><text:span text:style-name="T5">${this}</text:span></text:span><text:span text:style-name="Source_20_Text"><text:span text:style-name="T6">/</text:span></text:span><text:span text:style-name="Source_20_Text"><text:span text:style-name="T5">${that}</text:span></text:span></text:p>
      <text:p text:style-name="P8"/>
      <table:table table:name="Table1" table:style-name="Table1">
        <table:table-column table:style-name="Table1.A"/>
        <table:table-row table:style-name="TableLine94279695602800">
          <table:table-cell table:style-name="Table1.A1" office:value-type="string">
            <text:p text:style-name="P9"><text:span text:style-name="T31">#!/bin/bash</text:span></text:p>
            <text:p text:style-name="P11"><text:span text:style-name="T39"># </text:span><text:span text:style-name="T31">To refresh the repo </text:span><text:span text:style-name="T40">after the initial push</text:span><text:span text:style-name="T31">:</text:span></text:p>
            <text:p text:style-name="P4"><text:span text:style-name="Source_20_Text"><text:span text:style-name="T23">read -p "</text:span></text:span><text:span text:style-name="Source_20_Text"><text:span text:style-name="T25">enter comment for commit</text:span></text:span><text:span text:style-name="Source_20_Text"><text:span text:style-name="T23">: " </text:span></text:span><text:span text:style-name="Source_20_Text"><text:span text:style-name="T25">commit_comment</text:span></text:span></text:p>
            <text:p text:style-name="P10">cd catkin_ws</text:p>
            <text:p text:style-name="P15">git add .</text:p>
            <text:p text:style-name="P12"><text:span text:style-name="T37">git commit -m </text:span><text:span text:style-name="Source_20_Text"><text:span text:style-name="T29">${</text:span></text:span><text:span text:style-name="Source_20_Text"><text:span text:style-name="T25">commit_comment</text:span></text:span><text:span text:style-name="Source_20_Text"><text:span text:style-name="T29">}</text:span></text:span></text:p>
            <text:p text:style-name="P13">git push -u -f origin master</text:p>
          </table:table-cell>
        </table:table-row>
        <table:table-row table:style-name="TableLine94279695602800">
          <table:table-cell table:style-name="Table1.A2" office:value-type="string">
            <text:p text:style-name="P9"/>
          </table:table-cell>
        </table:table-row>
        <table:table-row table:style-name="TableLine94279695602800">
          <table:table-cell table:style-name="Table1.A2" office:value-type="string">
            <text:p text:style-name="P17">Test read script</text:p>
          </table:table-cell>
        </table:table-row>
        <table:table-row table:style-name="TableLine94279695602800">
          <table:table-cell table:style-name="Table1.A2" office:value-type="string">
            <text:p text:style-name="P9"><text:span text:style-name="T31">#!/bin/bash</text:span></text:p>
            <text:p text:style-name="P4"><text:soft-page-break/><text:span text:style-name="Source_20_Text"><text:span text:style-name="T23">read -p "</text:span></text:span><text:span text:style-name="Source_20_Text"><text:span text:style-name="T24">input </text:span></text:span><text:span text:style-name="Source_20_Text"><text:span text:style-name="T25">history search string</text:span></text:span><text:span text:style-name="Source_20_Text"><text:span text:style-name="T23">: " </text:span></text:span><text:span text:style-name="Source_20_Text"><text:span text:style-name="T25">commit_comment</text:span></text:span></text:p>
            <text:p text:style-name="P12"><text:span text:style-name="T38">history | grep </text:span><text:span text:style-name="Source_20_Text"><text:span text:style-name="T29">${</text:span></text:span><text:span text:style-name="Source_20_Text"><text:span text:style-name="T25">commit_comment</text:span></text:span><text:span text:style-name="Source_20_Text"><text:span text:style-name="T29">}</text:span>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ariel" svg:font-family="ariel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2T16:13:40.858990270</dc:date>
    <meta:editing-duration>PT1H54M46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2" meta:paragraph-count="35" meta:word-count="189" meta:character-count="1188" meta:non-whitespace-character-count="1029"/>
  </office:meta>
</office:document-meta>
</file>